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 Mono" svg:font-family="'Google Sans Mono', monospace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style:line-height-at-least="0.1874in" fo:text-indent="0in" style:auto-text-indent="false"/>
      <style:text-properties fo:font-variant="normal" fo:text-transform="none" style:font-name="Google Sans Mono" fo:font-size="9pt" fo:letter-spacing="normal" fo:font-style="normal" fo:font-weight="normal" fo:background-color="#f1f3f4" loext:padding="0in" loext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4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5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6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7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9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0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1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2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3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4" style:family="paragraph" style:parent-style-name="Text_20_body" style:list-style-name="L1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5" style:family="paragraph" style:parent-style-name="Text_20_body" style:list-style-name="L1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6" style:family="paragraph" style:parent-style-name="Text_20_body" style:list-style-name="L1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7" style:family="paragraph" style:parent-style-name="Text_20_body" style:list-style-name="L16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8" style:family="paragraph" style:parent-style-name="Text_20_body" style:list-style-name="L1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19" style:family="paragraph" style:parent-style-name="Text_20_body" style:list-style-name="L1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20" style:family="paragraph" style:parent-style-name="Text_20_body" style:list-style-name="L19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21" style:family="paragraph" style:parent-style-name="Text_20_body" style:list-style-name="L2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22" style:family="paragraph" style:parent-style-name="Text_20_body" style:list-style-name="L2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23" style:family="paragraph" style:parent-style-name="Text_20_body" style:list-style-name="L2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P24" style:family="paragraph" style:parent-style-name="Text_20_body" style:list-style-name="L2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Google Sans Mono" fo:font-size="9pt" fo:letter-spacing="normal" fo:font-style="normal" fo:font-weight="normal"/>
    </style:style>
    <style:style style:name="T1" style:family="text">
      <style:text-properties style:font-name="inherit"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link rel="preconnect" href="https://fonts.googleapis.com"&gt;<text:line-break/>&lt;link rel="preconnect" href="https://fonts.gstatic.com" crossorigin&gt;<text:line-break/>&lt;link href="https://fonts.googleapis.com/css2?family=<text:span text:style-name="T1">Abel</text:span>&amp;family=<text:span text:style-name="T1">Abril+Fatface</text:span>&amp;family=<text:span text:style-name="T1">Cinzel</text:span>&amp;family=<text:span text:style-name="T1">EB+Garamond</text:span>&amp;family=<text:span text:style-name="T1">Fira+Sans:wght@200</text:span>&amp;family=<text:span text:style-name="T1">Great+Vibes</text:span>&amp;family=<text:span text:style-name="T1">Koulen</text:span>&amp;family=<text:span text:style-name="T1">Lato:ital,wght@1,300</text:span>&amp;family=<text:span text:style-name="T1">Macondo</text:span>&amp;family=<text:span text:style-name="T1">Merriweather:wght@300</text:span>&amp;family=<text:span text:style-name="T1">Oleo+Script+Swash+Caps</text:span>&amp;family=<text:span text:style-name="T1">Oswald:wght@300</text:span>&amp;family=<text:span text:style-name="T1">Pacifico</text:span>&amp;family=<text:span text:style-name="T1">Poppins:ital,wght@0,200;0,300;0,400;1,100;1,200;1,300</text:span>&amp;family=<text:span text:style-name="T1">Roboto+Condensed:ital,wght@0,300;0,400;1,300;1,400</text:span>&amp;family=<text:span text:style-name="T1">Roboto+Mono:wght@100</text:span>&amp;family=<text:span text:style-name="T1">Roboto:wght@300;700</text:span>&amp;family=<text:span text:style-name="T1">Shadows+Into+Light</text:span>&amp;family=<text:span text:style-name="T1">Signika</text:span>&amp;family=<text:span text:style-name="T1">Signika+Negative:wght@300</text:span>&amp;family=<text:span text:style-name="T1">Smokum</text:span>&amp;family=<text:span text:style-name="T1">Work+Sans:wght@200;300;400;500;600;800</text:span>&amp;family=<text:span text:style-name="T1">Zen+Loop</text:span>&amp;display=swap" rel="stylesheet"&gt;</text:p>
      <text:p text:style-name="Standard"/>
      <text:p text:style-name="Standard"/>
      <text:p text:style-name="Standard"/>
      <text:list xml:id="list2973056654" text:style-name="L1">
        <text:list-item>
          <text:p text:style-name="P2">font-family: 'Abel', sans-serif;</text:p>
        </text:list-item>
      </text:list>
      <text:list xml:id="list2705718537" text:style-name="L2">
        <text:list-item>
          <text:p text:style-name="P3">font-family: 'Abril Fatface', cursive;</text:p>
        </text:list-item>
      </text:list>
      <text:list xml:id="list2670107376" text:style-name="L3">
        <text:list-item>
          <text:p text:style-name="P4">font-family: 'Cinzel', serif;</text:p>
        </text:list-item>
      </text:list>
      <text:list xml:id="list3955011280" text:style-name="L4">
        <text:list-item>
          <text:p text:style-name="P5">font-family: 'EB Garamond', serif;</text:p>
        </text:list-item>
      </text:list>
      <text:list xml:id="list1774894576" text:style-name="L5">
        <text:list-item>
          <text:p text:style-name="P6">font-family: 'Fira Sans', sans-serif;</text:p>
        </text:list-item>
      </text:list>
      <text:list xml:id="list875621202" text:style-name="L6">
        <text:list-item>
          <text:p text:style-name="P7">font-family: 'Great Vibes', cursive;</text:p>
        </text:list-item>
      </text:list>
      <text:list xml:id="list486745824" text:style-name="L7">
        <text:list-item>
          <text:p text:style-name="P8">font-family: 'Koulen', cursive;</text:p>
        </text:list-item>
      </text:list>
      <text:list xml:id="list689059217" text:style-name="L8">
        <text:list-item>
          <text:p text:style-name="P9">font-family: 'Lato', sans-serif;</text:p>
        </text:list-item>
      </text:list>
      <text:list xml:id="list1687567776" text:style-name="L9">
        <text:list-item>
          <text:p text:style-name="P10">font-family: 'Macondo', cursive;</text:p>
        </text:list-item>
      </text:list>
      <text:list xml:id="list2123781046" text:style-name="L10">
        <text:list-item>
          <text:p text:style-name="P11">font-family: 'Merriweather', serif;</text:p>
        </text:list-item>
      </text:list>
      <text:list xml:id="list3970919588" text:style-name="L11">
        <text:list-item>
          <text:p text:style-name="P12">font-family: 'Oleo Script Swash Caps', cursive;</text:p>
        </text:list-item>
      </text:list>
      <text:list xml:id="list1135689545" text:style-name="L12">
        <text:list-item>
          <text:p text:style-name="P13">font-family: 'Oswald', sans-serif;</text:p>
        </text:list-item>
      </text:list>
      <text:list xml:id="list127120549" text:style-name="L13">
        <text:list-item>
          <text:p text:style-name="P14">font-family: 'Pacifico', cursive;</text:p>
        </text:list-item>
      </text:list>
      <text:list xml:id="list2533346021" text:style-name="L14">
        <text:list-item>
          <text:p text:style-name="P15">font-family: 'Poppins', sans-serif;</text:p>
        </text:list-item>
      </text:list>
      <text:list xml:id="list512405255" text:style-name="L15">
        <text:list-item>
          <text:p text:style-name="P16">font-family: 'Roboto', sans-serif;</text:p>
        </text:list-item>
      </text:list>
      <text:list xml:id="list1953472210" text:style-name="L16">
        <text:list-item>
          <text:p text:style-name="P17">font-family: 'Roboto Condensed', sans-serif;</text:p>
        </text:list-item>
      </text:list>
      <text:list xml:id="list1625262005" text:style-name="L17">
        <text:list-item>
          <text:p text:style-name="P18">font-family: 'Roboto Mono', monospace;</text:p>
        </text:list-item>
      </text:list>
      <text:list xml:id="list3348465843" text:style-name="L18">
        <text:list-item>
          <text:p text:style-name="P19">font-family: 'Shadows Into Light', cursive;</text:p>
        </text:list-item>
      </text:list>
      <text:list xml:id="list1359864452" text:style-name="L19">
        <text:list-item>
          <text:p text:style-name="P20">font-family: 'Signika', sans-serif;</text:p>
        </text:list-item>
      </text:list>
      <text:list xml:id="list1943312053" text:style-name="L20">
        <text:list-item>
          <text:p text:style-name="P21">font-family: 'Signika Negative', sans-serif;</text:p>
        </text:list-item>
      </text:list>
      <text:list xml:id="list3045648779" text:style-name="L21">
        <text:list-item>
          <text:p text:style-name="P22">font-family: 'Smokum', cursive;</text:p>
        </text:list-item>
      </text:list>
      <text:list xml:id="list742363894" text:style-name="L22">
        <text:list-item>
          <text:p text:style-name="P23">font-family: 'Work Sans', sans-serif;</text:p>
        </text:list-item>
      </text:list>
      <text:list xml:id="list43325884" text:style-name="L23">
        <text:list-item>
          <text:p text:style-name="P24">font-family: 'Zen Loop', cursive;</text:p>
        </text:list-item>
      </text:list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 Mono" svg:font-family="'Google Sans Mono', monospace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4:37:02.311596178</meta:creation-date>
    <dc:date>2022-05-12T14:38:09.501435895</dc:date>
    <meta:editing-duration>PT1M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16" meta:character-count="1667" meta:non-whitespace-character-count="1597"/>
  </office:meta>
</office:document-meta>
</file>